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5af5d" officeooo:paragraph-rsid="0015af5d" style:font-weight-asian="bold" style:font-weight-complex="bold"/>
    </style:style>
    <style:style style:name="P2"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7acc4" officeooo:paragraph-rsid="0017acc4" style:font-weight-asian="bold" style:font-weight-complex="bold"/>
    </style:style>
    <style:style style:name="P3"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8de7b" officeooo:paragraph-rsid="0018de7b" style:font-weight-asian="bold" style:font-weight-complex="bold"/>
    </style:style>
    <style:style style:name="P4"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a1c36" officeooo:paragraph-rsid="001a1c36" style:font-weight-asian="bold" style:font-weight-complex="bold"/>
    </style:style>
    <style:style style:name="P5"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ca09f" officeooo:paragraph-rsid="001ca09f" style:font-weight-asian="bold" style:font-weight-complex="bold"/>
    </style:style>
    <style:style style:name="P6"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cea7d" officeooo:paragraph-rsid="001cea7d" style:font-weight-asian="bold" style:font-weight-complex="bold"/>
    </style:style>
    <style:style style:name="P7"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ee72e" officeooo:paragraph-rsid="001ee72e" style:font-weight-asian="bold" style:font-weight-complex="bold"/>
    </style:style>
    <style:style style:name="P8"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1fa87f" officeooo:paragraph-rsid="001fa87f" style:font-weight-asian="bold" style:font-weight-complex="bold"/>
    </style:style>
    <style:style style:name="P9"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202626" officeooo:paragraph-rsid="00202626" style:font-weight-asian="bold" style:font-weight-complex="bold"/>
    </style:style>
    <style:style style:name="P10"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2213c3" officeooo:paragraph-rsid="002213c3" style:font-weight-asian="bold" style:font-weight-complex="bold"/>
    </style:style>
    <style:style style:name="P11"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23dc14" officeooo:paragraph-rsid="0023dc14" style:font-weight-asian="bold" style:font-weight-complex="bold"/>
    </style:style>
    <style:style style:name="P12" style:family="paragraph" style:parent-style-name="Standard">
      <style:paragraph-properties fo:margin-left="0cm" fo:margin-right="0cm" fo:margin-top="0.101cm" fo:margin-bottom="0cm" loext:contextual-spacing="false" fo:line-height="150%" fo:text-indent="0.199cm" style:auto-text-indent="false" style:writing-mode="page"/>
      <style:text-properties fo:font-weight="bold" officeooo:rsid="00259bec" officeooo:paragraph-rsid="00259bec" style:font-weight-asian="bold" style:font-weight-complex="bold"/>
    </style:style>
    <style:style style:name="P13" style:family="paragraph" style:parent-style-name="Standard">
      <style:paragraph-properties fo:margin-left="0cm" fo:margin-right="0cm" fo:margin-top="0.101cm" fo:margin-bottom="0cm" loext:contextual-spacing="false" fo:line-height="150%" fo:text-indent="0.199cm" style:auto-text-indent="false" fo:break-before="page" style:writing-mode="page"/>
      <style:text-properties fo:font-size="14pt" fo:font-weight="bold" officeooo:rsid="0023dc14" officeooo:paragraph-rsid="0023dc14"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17acc4" style:font-style-asian="normal" style:font-weight-asian="normal" style:font-style-complex="normal" style:font-weight-complex="normal"/>
    </style:style>
    <style:style style:name="T4" style:family="text">
      <style:text-properties fo:font-style="normal" fo:font-weight="normal" officeooo:rsid="0018de7b" style:font-style-asian="normal" style:font-weight-asian="normal" style:font-style-complex="normal" style:font-weight-complex="normal"/>
    </style:style>
    <style:style style:name="T5" style:family="text">
      <style:text-properties fo:font-style="normal" fo:font-weight="normal" officeooo:rsid="001ca09f" style:font-style-asian="normal" style:font-weight-asian="normal" style:font-style-complex="normal" style:font-weight-complex="normal"/>
    </style:style>
    <style:style style:name="T6" style:family="text">
      <style:text-properties fo:font-style="normal" fo:font-weight="normal" officeooo:rsid="001cea7d" style:font-style-asian="normal" style:font-weight-asian="normal" style:font-style-complex="normal" style:font-weight-complex="normal"/>
    </style:style>
    <style:style style:name="T7" style:family="text">
      <style:text-properties fo:font-style="normal" fo:font-weight="normal" officeooo:rsid="00202626" style:font-style-asian="normal" style:font-weight-asian="normal" style:font-style-complex="normal" style:font-weight-complex="normal"/>
    </style:style>
    <style:style style:name="T8" style:family="text">
      <style:text-properties fo:font-style="normal" fo:font-weight="normal" officeooo:rsid="002213c3" style:font-style-asian="normal" style:font-weight-asian="normal" style:font-style-complex="normal" style:font-weight-complex="normal"/>
    </style:style>
    <style:style style:name="T9" style:family="text">
      <style:text-properties fo:font-style="normal" fo:font-weight="normal" officeooo:rsid="0023dc14" style:font-style-asian="normal" style:font-weight-asian="normal" style:font-style-complex="normal" style:font-weight-complex="normal"/>
    </style:style>
    <style:style style:name="T10" style:family="text">
      <style:text-properties fo:font-style="normal" fo:font-weight="normal" officeooo:rsid="00259bec" style:font-style-asian="normal" style:font-weight-asian="normal" style:font-style-complex="normal" style:font-weight-complex="normal"/>
    </style:style>
    <style:style style:name="T11" style:family="text">
      <style:text-properties fo:font-style="normal" fo:font-weight="normal" officeooo:rsid="0028a1b7"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o de estudio: <text:span text:style-name="T2">Servicio de planificación de vacaciones.</text:span></text:p>
      <text:p text:style-name="P1"><text:span text:style-name="T1">Empresa</text:span><text:span text:style-name="T2">: X.ltd</text:span></text:p>
      <text:p text:style-name="P1"><text:span text:style-name="T1">Desarrolladores</text:span><text:span text:style-name="T2">: Grupo Multiplataforma Roque Amagro.</text:span></text:p>
      <text:p text:style-name="P1"><text:span text:style-name="T1">Sistema a desarrollar:</text:span><text:span text:style-name="T2"> OcioPleno</text:span></text:p>
      <text:p text:style-name="P1"><text:span text:style-name="T2"/></text:p>
      <text:p text:style-name="P1"><text:span text:style-name="T1">Introducción</text:span></text:p>
      <text:p text:style-name="P1"><text:span text:style-name="T2">El grupo empresarial </text:span><text:span text:style-name="T1">X.ltd </text:span><text:span text:style-name="T2">ha venido observando en sus clientes potenciales una cambio de constumbres a la hora de planificar sus vacaciones. Las redes sociales están a la orden del día y se decide implantar un sistema que preste servicios a los clientes para tal fin.</text:span></text:p>
      <text:p text:style-name="P2"><text:span text:style-name="T2">La idea inicial es que un cliente registrado pueda apuntarse a actividades creadas por otros clientes y a su vez proponer actividades propias. </text:span><text:span text:style-name="T4">Las actividades quedarán registradas y se permitirá guardar archivos multimedia de las mismas. Las actividades se crearán dentro de grupos y los grupos tendrán un presidente con la capacidad de organizar la activad <text:s/>y el derecho a vetar participantes, aunque no con derecho sobre los archivos multimedia subidos.</text:span></text:p>
      <text:p text:style-name="P3"><text:span text:style-name="T2">Los responsables del grupo empresarial encargan un prototipo a los desarrolladores que funcione para ordenador personal, pensado para el testeo de la aplicación a nivel interno.</text:span></text:p>
      <text:p text:style-name="P3"><text:span text:style-name="T2">Si la aplicación convence se implantará un portal web, en fases posteriores, y se aportarán recursos suficientes para que sea difundido con suficiente presencia por las redes sociales.</text:span></text:p>
      <text:p text:style-name="P1"><text:span text:style-name="T2"/></text:p>
      <text:p text:style-name="P4"><text:span text:style-name="T1">Funcionalidades del sistema. (Requisitos recogidos por los empleados del grupo empresarial)</text:span></text:p>
      <text:p text:style-name="P4"><text:span text:style-name="T1"/></text:p>
      <text:p text:style-name="P1"><text:span text:style-name="T2">En resumidas cuentas el sistema ofrecerá la posibilidad al cliente registrado un conjunto de actividades adaptadas a su perfil. Dichas actividades habr</text:span><text:span text:style-name="T4">án</text:span><text:span text:style-name="T2"> sido propuestas por algún cliente registrado, con potestad para admtir o rechazar usuarios a su actividad.</text:span></text:p>
      <text:p text:style-name="P1"><text:span text:style-name="T2">Por otro lado el cliente podrá crear sus propias actividades.</text:span></text:p>
      <text:p text:style-name="P1"><text:span text:style-name="T2">Cada actividad pertenecerá a un grupo. En cuanto un cliente propone una actividad el </text:span><text:span text:style-name="T3">sistema cr</text:span><text:span text:style-name="T4">e</text:span><text:span text:style-name="T3">a automáticamente un grupo con el cliente como presidente. A partir de ese momento el cliente puede añadir </text:span><text:span text:style-name="T5">otras actividades.</text:span></text:p>
      <text:p text:style-name="P5"><text:span text:style-name="T2">El cliente, al registrarse, dará definirá un conjunto de perfiles personales como la edad, el sexo, su localidad, sus aficiones deportivas y culturales. No es necesario que se tengan datos personales del cliente.</text:span></text:p>
      <text:p text:style-name="P5"><text:span text:style-name="T2">Para cada actividad se definirán un perfil que se ha de cumplir para poder participar en la actividad.</text:span></text:p>
      <text:p text:style-name="P5"><text:soft-page-break/><text:span text:style-name="T2">El sistema sólo mostrará al usuario las actividades para las que cumple el perfil.</text:span></text:p>
      <text:p text:style-name="P5"><text:span text:style-name="T2">La actividad tendrá que ser planificada en términos de fechas, lugares y horas, especificando el tipo de tarea, como comida, visita monumental, y otros eventos.</text:span></text:p>
      <text:p text:style-name="P5"><text:span text:style-name="T2">Un cliente se puede dar de alta en una actividad. Sólo el presidente del grupo al que pertenece la actividad podrá vetar al cliente.</text:span></text:p>
      <text:p text:style-name="P5"><text:span text:style-name="T2">Una </text:span><text:span text:style-name="T6">vez realizada la actividad se da marca como realizada.</text:span></text:p>
      <text:p text:style-name="P6"><text:span text:style-name="T2">Existe la figura del administrador del sistema. El administrador puede acceder a la información de los usuarios y grupos, así como las actividades. El administrador puede borrar usuarios y grupos. Si el administrador borra un grupo borrará todas las actividades que se han realizado en él. </text:span></text:p>
      <text:p text:style-name="P7"><text:span text:style-name="T2">Un cliente puede datse de baja, a los grupos y actividades que les pertenece.</text:span></text:p>
      <text:p text:style-name="P7"><text:span text:style-name="T2">El back-end del administrador es una aplicación diferente del front-end del cliente. </text:span></text:p>
      <text:p text:style-name="P8"><text:span text:style-name="T2">La información del sistema debería estar accesible desde internet.</text:span></text:p>
      <text:p text:style-name="P8"><text:span text:style-name="T2">Cuando un usuario o cliente se registra en una actividad automáticamente se asocia al grupo <text:s/></text:span><text:span text:style-name="T7">Un cliente puede estar en varios grupos y actividades y puede crear tantos grupos como crea necesario.</text:span></text:p>
      <text:p text:style-name="P9"><text:span text:style-name="T2">De un usuario interesa su identificadro, su nick, contraseña,edad. email, sexo, fotografía, deporte que practica, aficiones musicales y aficiones de cine, televisión <text:s/>y espectáculos. Un usario puede <text:s/>darse de alta registrándose </text:span><text:span text:style-name="T8">y rellenando el formulario</text:span><text:span text:style-name="T2">. </text:span><text:span text:style-name="T8">También puede editar su perfil, el de sus grupos y el de las actividades. Puede rechazar usuarios, crear y dar de baja. grupos y actividades.</text:span></text:p>
      <text:p text:style-name="P10"><text:span text:style-name="T2">Además un usuario o cliente puede actuar en el sistema como un usuario normal para consultar y darse de alta en actividades. En este caso el usuario puede actuar como usuario normal o como presidente de un grupo. Las acciones son diferentes en los dos campos.</text:span></text:p>
      <text:p text:style-name="P10"><text:span text:style-name="T2">El administrador, además de acceder a los datos de grupos, usuarios y actividades, tiene que realizar labores de mantenimiento: backups del sistema y estadísticas.</text:span></text:p>
      <text:p text:style-name="P10"><text:span text:style-name="T2">El prototipo servirá de evaluación interna. En un principio, una vez en producción, el servicio será gratuito, cobrando sólo por la publicidad del sitio, una vez que se haya implementado en entorno web. </text:span></text:p>
      <text:p text:style-name="P10"><text:span text:style-name="T2">El plazo de entrega del prototi</text:span><text:span text:style-name="T9">p</text:span><text:span text:style-name="T2">o es de ocho semanas a partir del día 19/04/2017, </text:span><text:span text:style-name="T9">comprometiéndose a entregar la aplicación operativa en los términos pedidos.</text:span></text:p>
      <text:p text:style-name="P11"><text:span text:style-name="T2">Es decisión de los desarrolladores elegir el soporte de datos y herramienta de diseño y desarrollo que estimen oportuno.</text:span></text:p>
      <text:p text:style-name="P11"><text:span text:style-name="T2"/></text:p>
      <text:p text:style-name="P11"><text:span text:style-name="T2"><text:tab/><text:tab/><text:tab/>San Isidro de Gáldar a x de x de x.</text:span></text:p>
      <text:p text:style-name="P11"><text:span text:style-name="T2"/></text:p>
      <text:p text:style-name="P13"><text:span text:style-name="T1">Reunión 0 de desarrolladores:</text:span></text:p>
      <text:p text:style-name="P11"><text:span text:style-name="T2">Reunión para la toma de decisión y análisis de los siguientes puntos: </text:span></text:p>
      <text:p text:style-name="P11"><text:span text:style-name="T2">Análisis: </text:span></text:p>
      <text:p text:style-name="P11"><text:span text:style-name="T2">Requisitos funcionales y no funcionales de la aplicación. Uso de UML, casos de uso para la preparación de los requisitos. Elaboración del pliego de requisitos.</text:span></text:p>
      <text:p text:style-name="P11"><text:span text:style-name="T2">División del sistema inicial en la división equilibrada de los módulos en que se dividen. Dar prioridad a algunos módulos por si el tiempo no permite el desarrollo de los no esenciales.</text:span></text:p>
      <text:p text:style-name="P11"><text:span text:style-name="T2">Creación de los grupos en los que se dividirá el equipo, con las funciones principales dentro de cada grupo.</text:span></text:p>
      <text:p text:style-name="P11"><text:span text:style-name="T2">Decidir qué herramienta de análisis y diseño se elige, teniendo en cuenta su creación de código en java.</text:span></text:p>
      <text:p text:style-name="P11"><text:span text:style-name="T2">Decidir que gestor de base de datos se va a usar, si es relacional u orientado al objeto y si es accesible desde la red.</text:span></text:p>
      <text:p text:style-name="P11"><text:span text:style-name="T2">Decidir el Framework de desarrollo y el uso de herramientas de versión.</text:span></text:p>
      <text:p text:style-name="P12"><text:span text:style-name="T2">Documentación y formato de los diagramas que van a ser usados.</text:span></text:p>
      <text:p text:style-name="P12"><text:span text:style-name="T2">Planificar las reuniones y hablar de plazos. </text:span><text:span text:style-name="T11">y ausenc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21:29:11.472000000</meta:creation-date>
    <dc:date>2017-04-18T00:23:54.337000000</dc:date>
    <meta:editing-duration>PT25M27S</meta:editing-duration>
    <meta:editing-cycles>7</meta:editing-cycles>
    <meta:generator>LibreOffice/5.3.0.3$Windows_x86 LibreOffice_project/7074905676c47b82bbcfbea1aeefc84afe1c50e1</meta:generator>
    <meta:document-statistic meta:table-count="0" meta:image-count="0" meta:object-count="0" meta:page-count="3" meta:paragraph-count="42" meta:word-count="907" meta:character-count="5656" meta:non-whitespace-character-count="4779"/>
  </office:meta>
</office:document-meta>
</file>